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397" officeooo:paragraph-rsid="000ba397"/>
    </style:style>
    <style:style style:name="T1" style:family="text">
      <style:text-properties officeooo:rsid="000dcf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L Spracherweiterung: Datentyp String</text:p>
      <text:p text:style-name="P1"/>
      <text:p text:style-name="P1">Pascal Büttiker</text:p>
      <text:p text:style-name="P1">Samuel Stachelski</text:p>
      <text:p text:style-name="P1"/>
      <text:p text:style-name="P1"><text:span text:style-name="T1">0. </text:span>Abstract</text:p>
      <text:p text:style-name="P1"/>
      <text:p text:style-name="P1"/>
      <text:p text:style-name="P1"><text:span text:style-name="T1">1. </text:span>Grundsätzliche Idee</text:p>
      <text:p text:style-name="P1"/>
      <text:p text:style-name="P1"/>
      <text:p text:style-name="P1"><text:span text:style-name="T1">2. </text:span>Lexikalischer Syntax</text:p>
      <text:p text:style-name="P1"/>
      <text:p text:style-name="P1"/>
      <text:p text:style-name="P1"><text:span text:style-name="T1">3. </text:span>Grammatikalischer Syntax</text:p>
      <text:p text:style-name="P1"/>
      <text:p text:style-name="P1"/>
      <text:p text:style-name="P1"><text:span text:style-name="T1">4. </text:span>Kontext- und Typeinschränkung</text:p>
      <text:p text:style-name="P1"/>
      <text:p text:style-name="P1"/>
      <text:p text:style-name="P1"><text:span text:style-name="T1">5. </text:span>Vergleich mit anderen Programmiersprachen</text:p>
      <text:p text:style-name="P1"/>
      <text:p text:style-name="P1"/>
      <text:p text:style-name="P1"><text:span text:style-name="T1">6. </text:span>Begründung des Entwurfs (wieso so und nicht anders?)</text:p>
      <text:p text:style-name="P1"/>
      <text:p text:style-name="P1"/>
      <text:p text:style-name="P1">Anhang:</text:p>
      <text:p text:style-name="P1">IML-Testprogram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1T15:21:49.498588093</meta:creation-date>
    <dc:date>2013-10-31T15:57:40.674882359</dc:date>
    <meta:editing-duration>PT5M32S</meta:editing-duration>
    <meta:editing-cycles>2</meta:editing-cycles>
    <meta:generator>LibreOffice/4.1.1.2$Linux_X86_64 LibreOffice_project/410m0$Build-2</meta:generator>
    <meta:document-statistic meta:table-count="0" meta:image-count="0" meta:object-count="0" meta:page-count="1" meta:paragraph-count="12" meta:word-count="39" meta:character-count="308" meta:non-whitespace-character-count="281"/>
  </office:meta>
</office:document-meta>
</file>